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officeooo:rsid="0018f5fe" officeooo:paragraph-rsid="0018f5fe" style:font-size-asian="10.5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font-size="10pt" style:text-underline-style="solid" style:text-underline-width="auto" style:text-underline-color="font-color" officeooo:rsid="0018f5fe" officeooo:paragraph-rsid="0018f5fe" style:font-size-asian="10pt" style:font-size-complex="10pt"/>
    </style:style>
    <style:style style:name="P3" style:family="paragraph" style:parent-style-name="Preformatted_20_Text">
      <style:paragraph-properties fo:text-align="start" style:justify-single-word="false"/>
      <style:text-properties fo:font-size="10pt" style:text-underline-style="solid" style:text-underline-width="auto" style:text-underline-color="font-color" officeooo:rsid="0019b0db" officeooo:paragraph-rsid="0019b0db" style:font-size-asian="10pt" style:font-size-complex="10pt"/>
    </style:style>
    <style:style style:name="P4" style:family="paragraph" style:parent-style-name="Preformatted_20_Text" style:list-style-name="L3">
      <style:paragraph-properties fo:text-align="start" style:justify-single-word="false"/>
      <style:text-properties fo:font-size="10pt" style:text-underline-style="solid" style:text-underline-width="auto" style:text-underline-color="font-color" officeooo:rsid="0019b0db" officeooo:paragraph-rsid="0019b0db" style:font-size-asian="10pt" style:font-size-complex="10pt"/>
    </style:style>
    <style:style style:name="P5" style:family="paragraph" style:parent-style-name="Preformatted_20_Text" style:list-style-name="L3">
      <style:paragraph-properties fo:text-align="start" style:justify-single-word="false"/>
      <style:text-properties fo:font-size="10pt" style:text-underline-style="solid" style:text-underline-width="auto" style:text-underline-color="font-color" officeooo:rsid="001b9f37" officeooo:paragraph-rsid="001b9f37" style:font-size-asian="10pt" style:font-size-complex="10pt"/>
    </style:style>
    <style:style style:name="P6" style:family="paragraph" style:parent-style-name="Preformatted_20_Text">
      <style:paragraph-properties fo:text-align="start" style:justify-single-word="false"/>
      <style:text-properties fo:font-size="10pt" style:text-underline-style="solid" style:text-underline-width="auto" style:text-underline-color="font-color" officeooo:rsid="001b9f37" officeooo:paragraph-rsid="001c5788" style:font-size-asian="10pt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fo:font-size="10pt" style:text-underline-style="none" officeooo:rsid="001c7ced" officeooo:paragraph-rsid="001c7ced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5788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officeooo:rsid="001c57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Scientific Programming in Python</text:p>
      <text:p text:style-name="P1"/>
      <text:p text:style-name="P1">Final Project</text:p>
      <text:p text:style-name="P1"/>
      <text:p text:style-name="P1"/>
      <text:p text:style-name="P2">Description<text:span text:style-name="T1">: Demonstrate understanding of the Python programming language and its scientific packages by creating and emailing me a Jupyter Notebook containing an original analysis of a dataset of your choice. <text:s/>This can be your own data from your lab, a colleague's data, or even data from some open database on the internet.</text:span></text:p>
      <text:p text:style-name="P2"/>
      <text:p text:style-name="P2">Deadline<text:span text:style-name="T1">: Friday, June 17</text:span><text:span text:style-name="T3">th</text:span><text:span text:style-name="T1">, 2016</text:span></text:p>
      <text:p text:style-name="P2"/>
      <text:p text:style-name="P3">Grading<text:span text:style-name="T1">: Notebooks will be judged using the following rubrik </text:span><text:span text:style-name="T2">(total: 85 Points)</text:span><text:span text:style-name="T1">:</text:span></text:p>
      <text:list xml:id="list4393769269970227568" text:style-name="L3">
        <text:list-item>
          <text:p text:style-name="P4">Use of Appropriate Data Structures (10 Points)<text:span text:style-name="T1">: <text:s/></text:span></text:p>
          <text:list>
            <text:list-item>
              <text:p text:style-name="P4"><text:span text:style-name="T1">All data is of the appropriate type, and is organized in a manner that is succinct and has performance requirements associated with the goals of the analysis</text:span></text:p>
            </text:list-item>
            <text:list-item>
              <text:p text:style-name="P4"><text:span text:style-name="T1">ex) use of floats for floating point data and strings for labels, using NumPy arrays and Pandas DataFrames for collecting large-scale data</text:span></text:p>
            </text:list-item>
          </text:list>
        </text:list-item>
        <text:list-item>
          <text:p text:style-name="P4">Readable Coding Style (10 Points)<text:span text:style-name="T1">: </text:span></text:p>
          <text:list>
            <text:list-item>
              <text:p text:style-name="P4"><text:span text:style-name="T1">Variables are named following the Python conventions (ex: “subjects” instead of “s”)</text:span></text:p>
            </text:list-item>
            <text:list-item>
              <text:p text:style-name="P4"><text:span text:style-name="T1">Spaces between operators</text:span></text:p>
            </text:list-item>
            <text:list-item>
              <text:p text:style-name="P4"><text:span text:style-name="T1">for-loops use the “For Each” iteration style</text:span></text:p>
            </text:list-item>
            <text:list-item>
              <text:p text:style-name="P4"><text:span text:style-name="T1">Important lines are commented.</text:span></text:p>
            </text:list-item>
          </text:list>
        </text:list-item>
        <text:list-item>
          <text:p text:style-name="P4">The Analysis is Documented (10 Points)<text:span text:style-name="T1">: </text:span></text:p>
          <text:list>
            <text:list-item>
              <text:p text:style-name="P4"><text:span text:style-name="T1">Markdown Cells are used between code sections to explain the goals of each part of the analysis, and an introduction is given explaining the nature of the data.</text:span></text:p>
            </text:list-item>
            <text:list-item>
              <text:p text:style-name="P4"><text:span text:style-name="T1">Bolding, headings, and lists are used to make the sections more legible.</text:span></text:p>
            </text:list-item>
          </text:list>
        </text:list-item>
        <text:list-item>
          <text:p text:style-name="P4">There are 3 Different Plot Types, Properly Labeled (30 Points)<text:span text:style-name="T1">:</text:span></text:p>
          <text:list>
            <text:list-item>
              <text:p text:style-name="P4"><text:span text:style-name="T1">Three different plots should be made from the data</text:span></text:p>
              <text:list>
                <text:list-item>
                  <text:p text:style-name="P4"><text:span text:style-name="T1">ex) Bar plot, histogram, scatter plot</text:span></text:p>
                </text:list-item>
              </text:list>
            </text:list-item>
            <text:list-item>
              <text:p text:style-name="P4"><text:span text:style-name="T1">All axes should be labeled, and the plot in general should be attractive and simple to understand.</text:span></text:p>
            </text:list-item>
          </text:list>
        </text:list-item>
        <text:list-item>
          <text:p text:style-name="P5">All Required Packages are Used (5 Points per Package: <text:span text:style-name="T5">25 Points</text:span>)<text:span text:style-name="T1">:</text:span></text:p>
          <text:list>
            <text:list-item>
              <text:p text:style-name="P5"><text:span text:style-name="T1">os and os.path</text:span></text:p>
            </text:list-item>
            <text:list-item>
              <text:p text:style-name="P5"><text:span text:style-name="T1">numpy</text:span></text:p>
            </text:list-item>
            <text:list-item>
              <text:p text:style-name="P5"><text:span text:style-name="T1">pandas</text:span></text:p>
            </text:list-item>
            <text:list-item>
              <text:p text:style-name="P5"><text:span text:style-name="T1">matplotlib</text:span></text:p>
            </text:list-item>
            <text:list-item>
              <text:p text:style-name="P5"><text:span text:style-name="T1">scipy-stats</text:span></text:p>
            </text:list-item>
          </text:list>
        </text:list-item>
      </text:list>
      <text:p text:style-name="P6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3:41:42.644651710</dc:date>
    <meta:generator>LibreOffice/4.2.8.2$Linux_X86_64 LibreOffice_project/420m0$Build-2</meta:generator>
    <meta:editing-duration>PT5M17S</meta:editing-duration>
    <meta:editing-cycles>4</meta:editing-cycles>
    <meta:document-statistic meta:table-count="0" meta:image-count="0" meta:object-count="0" meta:page-count="1" meta:paragraph-count="26" meta:word-count="291" meta:character-count="1712" meta:non-whitespace-character-count="1463"/>
  </office:meta>
</office:document-meta>
</file>